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8.124cm"/>
    </style:style>
    <style:style style:name="co4" style:family="table-column">
      <style:table-column-properties fo:break-before="auto" style:column-width="9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3.992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wrap-option="wrap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00"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alidation_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valutaion</text:p>
          </table:table-cell>
        </table:table-row>
        <table:table-row table:style-name="ro2">
          <table:table-cell office:value-type="string" calcext:value-type="string">
            <text:p>v01</text:p>
          </table:table-cell>
          <table:table-cell office:value-type="string" calcext:value-type="string">
            <text:p>open-data_llm-template.md</text:p>
          </table:table-cell>
          <table:table-cell office:value-type="string" calcext:value-type="string">
            <text:p>gpt-5-nano</text:p>
          </table:table-cell>
          <table:table-cell office:value-type="string" calcext:value-type="string">
            <text:p>tccs-dissertacoes-teses-2024-ufpe_gpt-public-data_annot.csv + tccs-dissertacoes-teses-2024-ufpe_gpt-no-public-data_s678.csv</text:p>
          </table:table-cell>
          <table:table-cell office:value-type="string" calcext:value-type="string">
            <text:p>Primeiro modelo de classificação, com prompt otimizado pelo ChatGPT e avaliado pela equipe. Base para as demais modificações</text:p>
          </table:table-cell>
          <table:table-cell office:value-type="string" calcext:value-type="string">
            <text:p>Precisão de 63%, parece bom. Completeza difícil de avaliar.</text:p>
          </table:table-cell>
        </table:table-row>
        <table:table-row table:style-name="ro3">
          <table:table-cell office:value-type="string" calcext:value-type="string">
            <text:p>v02</text:p>
          </table:table-cell>
          <table:table-cell office:value-type="string" calcext:value-type="string">
            <text:p>open-data_llm-template_v02.md</text:p>
          </table:table-cell>
          <table:table-cell office:value-type="string" calcext:value-type="string">
            <text:p>gpt-5-nano</text:p>
          </table:table-cell>
          <table:table-cell office:value-type="string" calcext:value-type="string">
            <text:p>tccs-dissertacoes-teses-2024-ufpe_gpt-public-data_annot.csv + tccs-dissertacoes-teses-2024-ufpe_gpt-no-public-data_s678.csv</text:p>
          </table:table-cell>
          <table:table-cell office:value-type="string" calcext:value-type="string">
            <text:p>Após avaliação da Jac das seleções do v01, percebemos que o principal erro do v01 era considerar documentos públicos como conjuntos de dados. Incrementamos o prompt para remover esses casos, incluindo uma definição profunda do que são conjuntos de dados.</text:p>
          </table:table-cell>
          <table:table-cell office:value-type="string" calcext:value-type="string">
            <text:p>Perfomance piorou: perdemos muitos casos que usavam dados abertos junto com os que não usavam: 22%. Passamos de precisão de 63% para 69%.</text:p>
          </table:table-cell>
        </table:table-row>
        <table:table-row table:style-name="ro4">
          <table:table-cell office:value-type="string" calcext:value-type="string">
            <text:p>v03</text:p>
          </table:table-cell>
          <table:table-cell office:value-type="string" calcext:value-type="string">
            <text:p>open-data_llm-template_v03.md</text:p>
          </table:table-cell>
          <table:table-cell table:style-name="ce3" office:value-type="string" calcext:value-type="string">
            <text:p>gpt-5-nano</text:p>
          </table:table-cell>
          <table:table-cell office:value-type="string" calcext:value-type="string">
            <text:p>tccs-dissertacoes-teses-2024-ufpe_gpt-public-data_annot.csv + tccs-dissertacoes-teses-2024-ufpe_gpt-no-public-data_s678.csv</text:p>
          </table:table-cell>
          <table:table-cell office:value-type="string" calcext:value-type="string">
            <text:p>Tentativa de resolver o problema identificado acima, mas com um prompt bem mais enxuto e próximo do v01: apenas mencionamos que documentos públicos devem ser ignorados.</text:p>
          </table:table-cell>
          <table:table-cell office:value-type="string" calcext:value-type="string">
            <text:p>Perfomance melhor que o v02, mas ainda assim não muito boa: perdemos 12% dos casos previamente selecionados e chegamos a 74% de precisão.</text:p>
          </table:table-cell>
        </table:table-row>
        <table:table-row table:style-name="ro5">
          <table:table-cell office:value-type="string" calcext:value-type="string">
            <text:p>v04</text:p>
          </table:table-cell>
          <table:table-cell office:value-type="string" calcext:value-type="string">
            <text:p>open-data_llm-template.md</text:p>
          </table:table-cell>
          <table:table-cell office:value-type="string" calcext:value-type="string">
            <text:p>gpt-5</text:p>
          </table:table-cell>
          <table:table-cell office:value-type="string" calcext:value-type="string">
            <text:p>tccs-dissertacoes-teses-2024-ufpe_gpt-public-data_annot.csv + tccs-dissertacoes-teses-2024-ufpe_gpt-no-public-data_s678.csv</text:p>
          </table:table-cell>
          <table:table-cell office:value-type="string" calcext:value-type="string">
            <text:p>Mesmo prompt que v01, mas utilizando o melhor modelo, gpt-5.</text:p>
          </table:table-cell>
          <table:table-cell office:value-type="string" calcext:value-type="string">
            <text:p>Perfomance significativamente melhor em termos de precisão (84%). Por outro lado, foram perdidos 16% dos casos previamente selecionados pela Jac. Como é estranho que um modelo mais simples (gpt-5-nano) tenha uma performance melhor em termos de completeza, reavaliamos a avaliação da Jac, e encontramos 3 casos que não eram de uso de dados abertos (bases bibliográficas pagas: Web of Science e Scopus). Ao mesmo tempo, nos parece que os erros do modelo mais avançado aconteceram com bases bibliográfcas abertas.</text:p>
          </table:table-cell>
        </table:table-row>
        <table:table-row table:style-name="ro6">
          <table:table-cell office:value-type="string" calcext:value-type="string">
            <text:p>v05</text:p>
          </table:table-cell>
          <table:table-cell office:value-type="string" calcext:value-type="string">
            <text:p>open-data_llm-template_v05.md</text:p>
          </table:table-cell>
          <table:table-cell office:value-type="string" calcext:value-type="string">
            <text:p>gpt-5</text:p>
          </table:table-cell>
          <table:table-cell office:value-type="string" calcext:value-type="string">
            <text:p>tccs-dissertacoes-teses-2024-ufpe_gpt-public-data_annot.csv + tccs-dissertacoes-teses-2024-ufpe_gpt-no-public-data_s678.csv</text:p>
          </table:table-cell>
          <table:table-cell office:value-type="string" calcext:value-type="string">
            <text:p>Incrementação do prompt v01 para explicitar que bases bibliográficas abertas, como PubMed e Scielo, podem ser consideradas como conjuntos de dados públicas.</text:p>
          </table:table-cell>
          <table:table-cell office:value-type="string" calcext:value-type="string">
            <text:p>Performance superior: a precisão sobre os casos selecionados ficou em 83%, sendo que o modelo perdeu 8% dos casos selecionados no v01, sendo que 15% foram exclusões equivocadas. Além disso, o modelo incluiu 12 novos casos, sendo que 11 explicitamente citam bases bibliográficas abertas. Modelo excluiu caso que usa e cita SIM. Seria bom colocar o SIM como exemplo de base pública.</text:p>
          </table:table-cell>
        </table:table-row>
        <table:table-row table:style-name="ro2">
          <table:table-cell office:value-type="string" calcext:value-type="string">
            <text:p>v06</text:p>
          </table:table-cell>
          <table:table-cell office:value-type="string" calcext:value-type="string">
            <text:p>open-data_llm-template_v05.md</text:p>
          </table:table-cell>
          <table:table-cell office:value-type="string" calcext:value-type="string">
            <text:p>gpt-5</text:p>
          </table:table-cell>
          <table:table-cell office:value-type="string" calcext:value-type="string">
            <text:p>tccs-dissertacoes-teses-2024-ufpe_gpt-public-data_annot_v02.csv + tccs-dissertacoes-teses-2024-ufpe_gpt-no-public-data_s678.csv</text:p>
          </table:table-cell>
          <table:table-cell office:value-type="string" calcext:value-type="string">
            <text:p>Mesmo prompt que v05, mas com dados de validação atualizados.</text:p>
          </table:table-cell>
          <table:table-cell office:value-type="string" calcext:value-type="string">
            <text:p>Precisão de 80%, 13% dos casos anotados como usando dados abertos foram perdidos.</text:p>
          </table:table-cell>
        </table:table-row>
        <table:table-row table:style-name="ro4">
          <table:table-cell office:value-type="string" calcext:value-type="string">
            <text:p>v07</text:p>
          </table:table-cell>
          <table:table-cell office:value-type="string" calcext:value-type="string">
            <text:p>open-data_llm-template_v07.md</text:p>
          </table:table-cell>
          <table:table-cell office:value-type="string" calcext:value-type="string">
            <text:p>gpt-5</text:p>
          </table:table-cell>
          <table:table-cell office:value-type="string" calcext:value-type="string">
            <text:p>tccs-dissertacoes-teses-2024-ufpe_gpt-public-data_annot_v02.csv + tccs-dissertacoes-teses-2024-ufpe_gpt-no-public-data_s678.csv</text:p>
          </table:table-cell>
          <table:table-cell office:value-type="string" calcext:value-type="string">
            <text:p>Prompt v05 incrementado com referência explícita a bases de dados de genoma, compostos químicos e espécies como exemplos de bases de dados.</text:p>
          </table:table-cell>
          <table:table-cell office:value-type="string" calcext:value-type="string">
            <text:p>Performance similar, sem grandes vantagens em relação ao v06. Precisão ligeiramente superior.</text:p>
          </table:table-cell>
        </table:table-row>
        <table:table-row table:style-name="ro4">
          <table:table-cell office:value-type="string" calcext:value-type="string">
            <text:p>v08</text:p>
          </table:table-cell>
          <table:table-cell office:value-type="string" calcext:value-type="string">
            <text:p>open-data_llm-template_v08.md</text:p>
          </table:table-cell>
          <table:table-cell office:value-type="string" calcext:value-type="string">
            <text:p>gpt-5</text:p>
          </table:table-cell>
          <table:table-cell office:value-type="string" calcext:value-type="string">
            <text:p>tccs-dissertacoes-teses-2024-ufpe_gpt-public-data_annot_v02.csv + tccs-dissertacoes-teses-2024-ufpe_gpt-no-public-data_s678.csv</text:p>
          </table:table-cell>
          <table:table-cell office:value-type="string" calcext:value-type="string">
            <text:p>Prompt v05 incrementado com instrução de que modelo pode inferir o uso de dados a partir da “cara” do trabalho, mesmo que ele não mencione explicitamente o uso no resumo.</text:p>
          </table:table-cell>
          <table:table-cell office:value-type="string" calcext:value-type="string">
            <text:p>Piora do resultado, com mais falsos negativos.</text:p>
          </table:table-cell>
        </table:table-row>
        <table:table-row table:style-name="ro2">
          <table:table-cell office:value-type="string" calcext:value-type="string">
            <text:p>v09</text:p>
          </table:table-cell>
          <table:table-cell office:value-type="string" calcext:value-type="string">
            <text:p>open-data_llm-template_v07.md</text:p>
          </table:table-cell>
          <table:table-cell office:value-type="string" calcext:value-type="string">
            <text:p>gpt-5-mini</text:p>
          </table:table-cell>
          <table:table-cell office:value-type="string" calcext:value-type="string">
            <text:p>tccs-dissertacoes-teses-2024-ufpe_gpt-public-data_annot_v02.csv + tccs-dissertacoes-teses-2024-ufpe_gpt-no-public-data_s678.csv</text:p>
          </table:table-cell>
          <table:table-cell office:value-type="string" calcext:value-type="string">
            <text:p>Mesmo que v07, mas com modelo mais barato (gpt-5-mini).</text:p>
          </table:table-cell>
          <table:table-cell office:value-type="string" calcext:value-type="string">
            <text:p>Performance pior, entre o gpt-5 e gpt-5-nano. Chegamos a precisão de 67% na população.</text:p>
          </table:table-cell>
        </table:table-row>
        <table:table-row table:style-name="ro2">
          <table:table-cell table:style-name="ce6" office:value-type="string" calcext:value-type="string">
            <text:p>v10</text:p>
          </table:table-cell>
          <table:table-cell table:style-name="ce6" office:value-type="string" calcext:value-type="string">
            <text:p>open-data_llm-template_v10.md</text:p>
          </table:table-cell>
          <table:table-cell table:style-name="ce6" office:value-type="string" calcext:value-type="string">
            <text:p>gpt-5</text:p>
          </table:table-cell>
          <table:table-cell table:style-name="ce6" office:value-type="string" calcext:value-type="string">
            <text:p>tccs-dissertacoes-teses-2024-ufpe_gpt-public-data_annot_v02.csv + tccs-dissertacoes-teses-2024-ufpe_gpt-no-public-data_s678.csv</text:p>
          </table:table-cell>
          <table:table-cell table:style-name="ce6" office:value-type="string" calcext:value-type="string">
            <text:p>Peguei prompt v07 e removi seção de exemplos. O objetivo é ver se conseguimos a mesma precisão com menos tokens de input.</text:p>
          </table:table-cell>
          <table:table-cell table:style-name="ce6" office:value-type="string" calcext:value-type="string">
            <text:p>Performance igual ao v07. Mais vantajoso pelo menor número de tokens.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4:38:27.645244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Xavier</meta:initial-creator>
    <meta:creation-date>2026-02-24T10:22:32.697288667</meta:creation-date>
    <dc:date>2026-02-27T21:01:22.456040901</dc:date>
    <dc:creator>Henrique Xavier</dc:creator>
    <meta:editing-duration>PT6H38M35S</meta:editing-duration>
    <meta:editing-cycles>6</meta:editing-cycles>
    <meta:generator>LibreOffice/24.2.7.2$Linux_X86_64 LibreOffice_project/420$Build-2</meta:generator>
    <meta:document-statistic meta:table-count="1" meta:cell-count="66" meta:object-count="0"/>
  </office:meta>
</office:document-meta>
</file>